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B50000009351BBFD2912F1DF8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83cm" svg:height="5.184cm" svg:x="7.884cm" svg:y="12.545cm">
          <draw:image xlink:href="Pictures/10000201000000B50000009351BBFD2912F1DF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33:46.598867550</meta:creation-date>
    <dc:date>2018-02-26T13:34:12.783441427</dc:date>
    <meta:editing-duration>PT2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